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style:shadow="none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Daniel Holmlund</meta:initial-creator>
    <meta:creation-date>2008-05-16T11:59:08</meta:creation-date>
    <dc:creator>Daniel Holmlund</dc:creator>
    <dc:date>2008-05-16T12:01:19</dc:date>
    <meta:editing-cycles>1</meta:editing-cycles>
    <meta:editing-duration>PT2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" meta:word-count="2" meta:character-count="9"/>
  </office:meta>
</office:document-meta>
</file>